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gr6" style:family="graphic" style:parent-style-name="standard">
      <style:graphic-properties draw:stroke="none" svg:stroke-color="#000000" draw:fill="none" draw:fill-color="#ffffff" draw:auto-grow-height="true" draw:auto-grow-width="false" fo:max-height="0cm" fo:min-height="5.338cm"/>
    </style:style>
    <style:style style:name="gr7" style:family="graphic" style:parent-style-name="standard">
      <style:graphic-properties draw:stroke="none" svg:stroke-color="#000000" draw:fill="none" draw:fill-color="#ffffff" draw:auto-grow-height="true" draw:auto-grow-width="false" fo:max-height="0cm" fo:min-height="4.83cm"/>
    </style:style>
    <style:style style:name="gr8" style:family="graphic" style:parent-style-name="standard">
      <style:graphic-properties draw:stroke="none" svg:stroke-color="#000000" draw:fill="none" draw:fill-color="#ffffff" draw:auto-grow-height="true" draw:auto-grow-width="false" fo:max-height="0cm" fo:min-height="8.452cm"/>
    </style:style>
    <style:style style:name="pr1" style:family="presentation" style:parent-style-name="_31_030_25_20Wt._25_20Intro-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text-properties style:font-name="Segoe UI Semibold" fo:font-size="20pt" style:font-size-asian="20pt" style:font-size-complex="20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style:font-name="Segoe UI Semibold" fo:font-size="20pt" style:font-size-asian="20pt" style:font-size-complex="20pt"/>
    </style:style>
    <style:style style:name="P6" style:family="paragraph">
      <style:paragraph-properties fo:margin-left="0cm" fo:margin-right="0cm" fo:margin-top="0cm" fo:margin-bottom="0cm" fo:text-indent="0cm" style:text-autospace="none"/>
    </style:style>
    <style:style style:name="T1" style:family="text">
      <style:text-properties fo:color="#000000" style:font-name="Segoe UI Semibold" fo:font-size="28pt" style:text-underline-style="solid" style:text-underline-width="auto" style:text-underline-color="font-color" fo:font-weight="bold" style:font-name-asian="Segoe UI" style:font-size-asian="28pt" style:font-weight-asian="bold" style:font-name-complex="Segoe UI" style:font-size-complex="28pt" style:font-weight-complex="bold"/>
    </style:style>
    <style:style style:name="T2" style:family="text">
      <style:text-properties fo:color="#000000" style:font-name="Segoe UI1" fo:font-size="32pt" fo:font-weight="bold" style:font-name-asian="Segoe UI" style:font-size-asian="32pt" style:font-weight-asian="bold" style:font-name-complex="Segoe UI" style:font-size-complex="32pt" style:font-weight-complex="bold"/>
    </style:style>
    <style:style style:name="T3" style:family="text">
      <style:text-properties fo:color="#000000" style:text-position="super 58%" style:font-name="Segoe UI"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4" style:family="text">
      <style:text-properties fo:color="#000000"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5" style:family="text">
      <style:text-properties fo:color="#000000" style:text-position="super 58%"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6" style:family="text">
      <style:text-properties fo:color="#000000" style:font-name="Segoe UI Semibold" fo:font-size="20pt" style:font-name-asian="Segoe UI" style:font-size-asian="20pt" style:font-name-complex="Segoe UI"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030_25_20Wt._25_20Intro" presentation:presentation-page-layout-name="AL1T0">
        <office:forms form:automatic-focus="false" form:apply-design-mode="false"/>
        <draw:frame draw:style-name="gr1" draw:text-style-name="P2" draw:layer="layout" svg:width="24.638cm" svg:height="3.063cm" svg:x="1.778cm" svg:y="1.016cm">
          <draw:text-box>
            <text:p text:style-name="P1"><text:span text:style-name="T1">Epistle</text:span></text:p>
            <text:p text:style-name="P1"><text:span text:style-name="T2">Romans 5:6–15</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_31_030_25_20Wt._25_20Intro" presentation:presentation-page-layout-name="AL1T0">
        <office:forms form:automatic-focus="false" form:apply-design-mode="false"/>
        <draw:frame draw:style-name="gr3" draw:text-style-name="P2" draw:layer="layout" svg:width="24.638cm" svg:height="7.766cm" svg:x="1.778cm" svg:y="1.016cm">
          <draw:text-box>
            <text:p text:style-name="P4"><text:span text:style-name="T3">6</text:span><text:span text:style-name="T4">For while we were still weak, at the right time Christ died for the ungodly. </text:span><text:span text:style-name="T3">7</text:span><text:span text:style-name="T4">For one will scarcely die for a righteous person—though perhaps for a good person one would dare even to die—</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_31_030_25_20Wt._25_20Intro" presentation:presentation-page-layout-name="AL1T0">
        <office:forms form:automatic-focus="false" form:apply-design-mode="false"/>
        <draw:frame draw:style-name="gr3" draw:text-style-name="P2" draw:layer="layout" svg:width="24.638cm" svg:height="7.766cm" svg:x="1.778cm" svg:y="1.016cm">
          <draw:text-box>
            <text:p text:style-name="P4"><text:span text:style-name="T3">8</text:span><text:span text:style-name="T4">but God shows his love for us in that while we were still sinners, Christ died for us. </text:span><text:span text:style-name="T3">9</text:span><text:span text:style-name="T4">Since, therefore, we have now been justified by his blood, much more shall we be saved by him from the wrath of God.</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_31_030_25_20Wt._25_20Intro" presentation:presentation-page-layout-name="AL1T0">
        <office:forms form:automatic-focus="false" form:apply-design-mode="false"/>
        <draw:frame draw:style-name="gr4" draw:text-style-name="P2" draw:layer="layout" svg:width="24.638cm" svg:height="6.263cm" svg:x="1.778cm" svg:y="1.016cm">
          <draw:text-box>
            <text:p text:style-name="P4"><text:span text:style-name="T3">10</text:span><text:span text:style-name="T4">For if while we were enemies we were reconciled to God by the death of his Son, much more, now that we are reconciled, shall we be saved by his life.</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_31_030_25_20Wt._25_20Intro" presentation:presentation-page-layout-name="AL1T0">
        <office:forms form:automatic-focus="false" form:apply-design-mode="false"/>
        <draw:frame draw:style-name="gr5" draw:text-style-name="P2" draw:layer="layout" svg:width="24.638cm" svg:height="4.76cm" svg:x="1.778cm" svg:y="1.016cm">
          <draw:text-box>
            <text:p text:style-name="P4"><text:span text:style-name="T3">11</text:span><text:span text:style-name="T4">More than that, we also rejoice in God through our Lord Jesus Christ, through whom we have now received reconciliation.</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_31_030_25_20Wt._25_20Intro" presentation:presentation-page-layout-name="AL1T0">
        <office:forms form:automatic-focus="false" form:apply-design-mode="false"/>
        <draw:frame draw:style-name="gr6" draw:text-style-name="P5" draw:layer="layout" svg:width="24.638cm" svg:height="5.588cm" svg:x="1.778cm" svg:y="1.016cm">
          <draw:text-box>
            <text:p text:style-name="P4"><text:span text:style-name="T3">12</text:span><text:span text:style-name="T4">Therefore, just as sin came into the world through one man, and death through sin, and so death spread to all men because all sinned-</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_31_030_25_20Wt._25_20Intro" presentation:presentation-page-layout-name="AL1T0">
        <office:forms form:automatic-focus="false" form:apply-design-mode="false"/>
        <draw:frame draw:style-name="gr7" draw:text-style-name="P5" draw:layer="layout" svg:width="24.638cm" svg:height="5.08cm" svg:x="1.778cm" svg:y="1.016cm">
          <draw:text-box>
            <text:p text:style-name="P4"><text:span text:style-name="T3">13</text:span><text:span text:style-name="T4">for sin indeed was in the world before the law was given, but sin is not counted where there is no law.</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_31_030_25_20Wt._25_20Intro" presentation:presentation-page-layout-name="AL1T0">
        <office:forms form:automatic-focus="false" form:apply-design-mode="false"/>
        <draw:frame draw:style-name="gr4" draw:text-style-name="P2" draw:layer="layout" svg:width="24.638cm" svg:height="6.263cm" svg:x="1.778cm" svg:y="1.016cm">
          <draw:text-box>
            <text:p text:style-name="P4"><text:span text:style-name="T5">14</text:span><text:span text:style-name="T4">Yet death reigned from Adam to Moses, even over those whose sinning was not like the transgression of Adam, who was a type of the one who was to come.</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_31_030_25_20Wt._25_20Intro" presentation:presentation-page-layout-name="AL1T0">
        <office:forms form:automatic-focus="false" form:apply-design-mode="false"/>
        <draw:frame draw:style-name="gr8" draw:text-style-name="P2" draw:layer="layout" svg:width="24.638cm" svg:height="8.702cm" svg:x="1.778cm" svg:y="1.016cm">
          <draw:text-box>
            <text:p text:style-name="P4"><text:span text:style-name="T5">15</text:span><text:span text:style-name="T4">But the free gift is not like the trespass. For if many died through one man’s trespass, much more have the grace of God and the free gift by the grace of that one man Jesus Christ abounded for many. </text:span></text:p>
            <text:p text:style-name="P6"><text:span text:style-name="T6"/></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1-background" style:display-name="1030%20Wt.%20Intro1-background" style:family="presentation">
      <style:graphic-properties draw:stroke="none" draw:fill="bitmap" draw:fill-image-name="Bitmap_20_1" style:repeat="stretch"/>
      <style:text-properties style:letter-kerning="true"/>
    </style:style>
    <style:style style:name="_31_030_25_20Wt._25_20Intro1-backgroundobjects" style:display-name="1030%20Wt.%20Intro1-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1-notes" style:display-name="1030%20Wt.%20Int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1_030_25_20Wt._25_20Intro1-outline1" style:display-name="1030%20Wt.%20Intro1-outline1" style:family="presentation">
      <style:graphic-properties draw:stroke="none" draw:fill="none" draw:auto-grow-height="false" draw:fit-to-size="shrink-to-fit">
        <text:list-style style:name="_31_030_25_20Wt._25_20Intro1-outline1" style:display-name="1030%20Wt.%20Int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outline2" style:display-name="1030%20Wt.%20Intro1-outline2" style:family="presentation" style:parent-style-name="_31_030_25_20Wt._25_20Intro1-outline1">
      <style:paragraph-properties fo:margin-left="0cm" fo:margin-right="0cm" fo:margin-top="0.299cm" fo:margin-bottom="0cm" fo:text-indent="0cm"/>
      <style:text-properties fo:font-size="21pt" style:font-size-asian="28pt" style:font-size-complex="28pt"/>
    </style:style>
    <style:style style:name="_31_030_25_20Wt._25_20Intro1-outline3" style:display-name="1030%20Wt.%20Intro1-outline3" style:family="presentation" style:parent-style-name="_31_030_25_20Wt._25_20Intro1-outline2">
      <style:paragraph-properties fo:margin-left="0cm" fo:margin-right="0cm" fo:margin-top="0.224cm" fo:margin-bottom="0cm" fo:text-indent="0cm"/>
      <style:text-properties fo:font-size="18pt" style:font-size-asian="24pt" style:font-size-complex="24pt"/>
    </style:style>
    <style:style style:name="_31_030_25_20Wt._25_20Intro1-outline4" style:display-name="1030%20Wt.%20Intro1-outline4" style:family="presentation" style:parent-style-name="_31_030_25_20Wt._25_20Intro1-outline3">
      <style:paragraph-properties fo:margin-left="0cm" fo:margin-right="0cm" fo:margin-top="0.149cm" fo:margin-bottom="0cm" fo:text-indent="0cm"/>
      <style:text-properties fo:font-size="15pt" style:font-size-asian="20pt" style:font-size-complex="20pt"/>
    </style:style>
    <style:style style:name="_31_030_25_20Wt._25_20Intro1-outline5" style:display-name="1030%20Wt.%20Intro1-outline5" style:family="presentation" style:parent-style-name="_31_030_25_20Wt._25_20Intro1-outline4">
      <style:paragraph-properties fo:margin-left="0cm" fo:margin-right="0cm" fo:margin-top="0.074cm" fo:margin-bottom="0cm" fo:text-indent="0cm"/>
      <style:text-properties fo:font-size="15pt" style:font-size-asian="20pt" style:font-size-complex="20pt"/>
    </style:style>
    <style:style style:name="_31_030_25_20Wt._25_20Intro1-outline6" style:display-name="1030%20Wt.%20Intro1-outline6" style:family="presentation" style:parent-style-name="_31_030_25_20Wt._25_20Intro1-outline5">
      <style:paragraph-properties fo:margin-left="0cm" fo:margin-right="0cm" fo:margin-top="0.074cm" fo:margin-bottom="0cm" fo:text-indent="0cm"/>
      <style:text-properties fo:font-size="15pt" style:font-size-asian="20pt" style:font-size-complex="20pt"/>
    </style:style>
    <style:style style:name="_31_030_25_20Wt._25_20Intro1-outline7" style:display-name="1030%20Wt.%20Intro1-outline7" style:family="presentation" style:parent-style-name="_31_030_25_20Wt._25_20Intro1-outline6">
      <style:paragraph-properties fo:margin-left="0cm" fo:margin-right="0cm" fo:margin-top="0.074cm" fo:margin-bottom="0cm" fo:text-indent="0cm"/>
      <style:text-properties fo:font-size="15pt" style:font-size-asian="20pt" style:font-size-complex="20pt"/>
    </style:style>
    <style:style style:name="_31_030_25_20Wt._25_20Intro1-outline8" style:display-name="1030%20Wt.%20Intro1-outline8" style:family="presentation" style:parent-style-name="_31_030_25_20Wt._25_20Intro1-outline7">
      <style:paragraph-properties fo:margin-left="0cm" fo:margin-right="0cm" fo:margin-top="0.074cm" fo:margin-bottom="0cm" fo:text-indent="0cm"/>
      <style:text-properties fo:font-size="15pt" style:font-size-asian="20pt" style:font-size-complex="20pt"/>
    </style:style>
    <style:style style:name="_31_030_25_20Wt._25_20Intro1-outline9" style:display-name="1030%20Wt.%20Intro1-outline9" style:family="presentation" style:parent-style-name="_31_030_25_20Wt._25_20Intro1-outline8">
      <style:paragraph-properties fo:margin-left="0cm" fo:margin-right="0cm" fo:margin-top="0.074cm" fo:margin-bottom="0cm" fo:text-indent="0cm"/>
      <style:text-properties fo:font-size="15pt" style:font-size-asian="20pt" style:font-size-complex="20pt"/>
    </style:style>
    <style:style style:name="_31_030_25_20Wt._25_20Intro1-subtitle" style:display-name="1030%20Wt.%20Intro1-subtitle" style:family="presentation">
      <style:graphic-properties draw:stroke="none" draw:fill="none" draw:textarea-vertical-align="middle">
        <text:list-style style:name="_31_030_25_20Wt._25_20Intro1-subtitle" style:display-name="1030%20Wt.%20Int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title" style:display-name="1030%20Wt.%20Intro1-title" style:family="presentation">
      <style:graphic-properties draw:stroke="none" draw:fill="none" draw:textarea-vertical-align="middle">
        <text:list-style style:name="_31_030_25_20Wt._25_20Intro1-title" style:display-name="1030%20Wt.%20Int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1_030_25_20Wt._25_20Intro-backgroundobjects">
      <style:graphic-properties draw:stroke="none" draw:fill="none" draw:fill-color="#ffffff" draw:auto-grow-height="false" fo:min-height="1.449cm"/>
    </style:style>
    <style:style style:name="Mpr2" style:family="presentation" style:parent-style-name="_31_030_25_20Wt._25_20Intro-backgroundobjects">
      <style:graphic-properties draw:stroke="none" draw:fill="none" draw:fill-color="#ffffff" draw:auto-grow-height="false" fo:min-height="1.397cm"/>
    </style:style>
    <style:style style:name="Mpr3" style:family="presentation" style:parent-style-name="_31_030_25_20Wt._25_20Intro-backgroundobjects">
      <style:graphic-properties draw:stroke="none" draw:fill="none" draw:fill-color="#ffffff" draw:textarea-vertical-align="bottom" draw:auto-grow-height="false" fo:min-height="1.397cm"/>
    </style:style>
    <style:style style:name="Mpr4" style:family="presentation" style:parent-style-name="_31_030_25_20Wt._25_20Intro1-backgroundobjects">
      <style:graphic-properties draw:stroke="none" draw:fill="none" draw:fill-color="#ffffff" draw:auto-grow-height="false" fo:min-height="1.449cm"/>
    </style:style>
    <style:style style:name="Mpr5" style:family="presentation" style:parent-style-name="_31_030_25_20Wt._25_20Intro1-backgroundobjects">
      <style:graphic-properties draw:stroke="none" draw:fill="none" draw:fill-color="#ffffff" draw:auto-grow-height="false" fo:min-height="1.397cm"/>
    </style:style>
    <style:style style:name="Mpr6" style:family="presentation" style:parent-style-name="_31_030_25_20Wt._25_20Int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_31_030_25_20Wt._25_20Intro" style:display-name="1030%20Wt.%20Intro" style:page-layout-name="PM1" draw:style-name="Mdp1">
      <office:forms form:automatic-focus="false" form:apply-design-mode="false"/>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1" style:display-name="1030%20Wt.%20Intro1" style:page-layout-name="PM1" draw:style-name="Mdp1">
      <draw:frame presentation:style-name="_31_030_25_20Wt._25_20Intro1-title" draw:layer="backgroundobjects" svg:width="25.199cm" svg:height="2.63cm" svg:x="1.4cm" svg:y="0.627cm" presentation:class="title" presentation:placeholder="true">
        <draw:text-box/>
      </draw:frame>
      <draw:frame presentation:style-name="_31_030_25_20Wt._25_20Intro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_31_030_25_20Wt._25_20Intro1-title" draw:layer="backgroundobjects" svg:width="13.968cm" svg:height="10.476cm" svg:x="3.81cm" svg:y="2.123cm" presentation:class="page"/>
        <draw:frame presentation:style-name="_31_030_25_20Wt._25_20Intro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14T12:46:51.210000000</meta:creation-date>
    <dc:title>1030 Wt. Intro</dc:title>
    <meta:editing-duration>PT3M1S</meta:editing-duration>
    <meta:editing-cycles>6</meta:editing-cycles>
    <meta:generator>LibreOffice/5.3.3.2$Windows_X86_64 LibreOffice_project/3d9a8b4b4e538a85e0782bd6c2d430bafe583448</meta:generator>
    <dc:date>2017-06-15T15:22:38.402000000</dc:date>
    <meta:document-statistic meta:object-count="59"/>
  </office:meta>
</office:document-meta>
</file>